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Обычный">
      <style:paragraph-properties fo:text-align="end" style:justify-single-word="false"/>
    </style:style>
    <style:style style:name="P2" style:family="paragraph" style:parent-style-name="Обычный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Обычный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Обычный">
      <loext:graphic-properties draw:fill="solid" draw:fill-color="#000000" draw:opacity="100%"/>
      <style:paragraph-properties fo:background-color="#000000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Обычный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Обычный">
      <style:text-properties fo:font-size="15pt" style:font-size-asian="15pt" style:font-size-complex="15pt"/>
    </style:style>
    <style:style style:name="P7" style:family="paragraph" style:parent-style-name="Обычный">
      <style:paragraph-properties fo:text-align="center" style:justify-single-word="false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8" style:family="paragraph" style:parent-style-name="Обычный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9" style:family="paragraph" style:parent-style-name="Обычный">
      <style:text-properties fo:font-size="15pt" fo:language="en" fo:country="US" style:font-size-asian="15pt" style:font-size-complex="15pt"/>
    </style:style>
    <style:style style:name="P10" style:family="paragraph" style:parent-style-name="Обычный">
      <style:paragraph-properties fo:text-align="center" style:justify-single-word="false"/>
    </style:style>
    <style:style style:name="P11" style:family="paragraph" style:parent-style-name="Обычный" style:master-page-name="MP0">
      <style:paragraph-properties fo:text-align="end" style:justify-single-word="false" style:page-number="auto" fo:break-before="page"/>
    </style:style>
    <style:style style:name="P12" style:family="paragraph">
      <loext:graphic-properties draw:fill="non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7f3fd" style:font-size-asian="15pt" style:font-size-complex="15pt"/>
    </style:style>
    <style:style style:name="T4" style:family="text">
      <style:text-properties fo:font-size="15pt" fo:language="en" fo:country="US" style:font-size-asian="15pt" style:font-size-complex="15pt"/>
    </style:style>
    <style:style style:name="T5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6" style:family="text">
      <style:text-properties fo:language="en" fo:country="US"/>
    </style:style>
    <style:style style:name="gr1" style:family="graphic">
      <style:graphic-properties draw:stroke="solid" svg:stroke-width="0cm" svg:stroke-color="#3465a4" svg:stroke-opacity="100%" draw:stroke-linejoin="miter" svg:stroke-linecap="butt" draw:fill="none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svg:stroke-opacity="100%" draw:stroke-linejoin="miter" svg:stroke-linecap="butt" draw:fill="none" fo:min-height="0cm" fo:min-width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000000" svg:stroke-opacity="100%" draw:stroke-linejoin="miter" svg:stroke-linecap="butt" draw:fill="none" fo:min-height="0cm" fo:min-width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000000" svg:stroke-opacity="100%" draw:stroke-linejoin="miter" svg:stroke-linecap="butt" draw:fill="none" fo:min-height="0cm" fo:min-width="0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solid" svg:stroke-width="0cm" svg:stroke-color="#000000" svg:stroke-opacity="100%" draw:stroke-linejoin="miter" svg:stroke-linecap="butt" draw:fill="none" fo:min-height="0cm" fo:min-width="0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6" style:family="graphic">
      <style:graphic-properties draw:stroke="solid" svg:stroke-width="0cm" svg:stroke-color="#000000" svg:stroke-opacity="100%" draw:stroke-linejoin="miter" svg:stroke-linecap="butt" draw:fill="none" fo:min-height="0cm" fo:min-width="0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Студент группы ИС-27 Поповян А.Д.</text:p>
      <text:p text:style-name="P1"/>
      <text:p text:style-name="P2">Практическое занятие № 3</text:p>
      <text:p text:style-name="Обычный"><text:span text:style-name="Основной_20_шрифт_20_абзаца"><text:span text:style-name="T1">Тема: </text:span></text:span><text:span text:style-name="Основной_20_шрифт_20_абзаца"><text:span text:style-name="T2">Составление программ </text:span></text:span><text:span text:style-name="Основной_20_шрифт_20_абзаца"><text:span text:style-name="T3">линейный</text:span></text:span><text:span text:style-name="Основной_20_шрифт_20_абзаца"><text:span text:style-name="T2"> в </text:span></text:span><text:span text:style-name="Основной_20_шрифт_20_абзаца"><text:span text:style-name="T4">IDE</text:span></text:span><text:span text:style-name="Основной_20_шрифт_20_абзаца"><text:span text:style-name="T2"> </text:span></text:span><text:span text:style-name="Основной_20_шрифт_20_абзаца"><text:span text:style-name="T4">PyCharm</text:span></text:span><text:span text:style-name="Основной_20_шрифт_20_абзаца"><text:span text:style-name="T2"> </text:span></text:span><text:span text:style-name="Основной_20_шрифт_20_абзаца"><text:span text:style-name="T4">Community</text:span></text:span><text:span text:style-name="Основной_20_шрифт_20_абзаца"><text:span text:style-name="T2">.</text:span></text:span></text:p>
      <text:p text:style-name="Обычный"><text:span text:style-name="Основной_20_шрифт_20_абзаца"><text:span text:style-name="T1">Цель: </text:span></text:span><text:span text:style-name="Основной_20_шрифт_20_абзаца"><text:span text:style-name="T2">закрепить усвоенные знания, понятия, алгоритмы, основные принципы составления программ, приобрести навыки составление программ линейный структуры в </text:span></text:span><text:span text:style-name="Основной_20_шрифт_20_абзаца"><text:span text:style-name="T4">IDE</text:span></text:span><text:span text:style-name="Основной_20_шрифт_20_абзаца"><text:span text:style-name="T2"> </text:span></text:span><text:span text:style-name="Основной_20_шрифт_20_абзаца"><text:span text:style-name="T4">PyCharm</text:span></text:span><text:span text:style-name="Основной_20_шрифт_20_абзаца"><text:span text:style-name="T2"> </text:span></text:span><text:span text:style-name="Основной_20_шрифт_20_абзаца"><text:span text:style-name="T4">Community</text:span></text:span><text:span text:style-name="Основной_20_шрифт_20_абзаца"><text:span text:style-name="T2">.</text:span></text:span></text:p>
      <text:p text:style-name="P3">Постановка задачи.</text:p>
      <text:p text:style-name="P6">Дано трехзначное число. Проверить истинность высказывания: «Цифры данного числа образуют возрастающую или убывающую последовательность».</text:p>
      <text:p text:style-name="Обычный"><text:span text:style-name="Основной_20_шрифт_20_абзаца"><text:span text:style-name="T1">Тип алгоритма:</text:span></text:span><text:span text:style-name="Основной_20_шрифт_20_абзаца"><text:span text:style-name="T2"> линейный.</text:span></text:span></text:p>
      <text:p text:style-name="Обычный"><draw:custom-shape text:anchor-type="paragraph" draw:z-index="4" draw:name="Фигура 8" draw:style-name="gr6" draw:text-style-name="P12" svg:width="5.231cm" svg:height="1.218cm" svg:x="5.625cm" svg:y="0.425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Основной_20_шрифт_20_абзаца"><text:span text:style-name="T1">Блок-схема алгоритма:</text:span></text:span></text:p>
      <text:p text:style-name="P10"><text:span text:style-name="Основной_20_шрифт_20_абзаца"><text:span text:style-name="T1">Начало</text:span></text:span></text:p>
      <text:p text:style-name="Обычный"><draw:connector text:anchor-type="paragraph" draw:z-index="5" draw:name="Линия 7" draw:style-name="gr1" draw:text-style-name="P12" draw:type="line" svg:x1="8.209cm" svg:y1="0.388cm" svg:x2="8.087cm" svg:y2="1.312cm" svg:d="M8209 388l-122 924" svg:viewBox="0 0 123 926"><text:p/></draw:connector></text:p>
      <text:p text:style-name="P3"/>
      <text:p text:style-name="P10"><draw:custom-shape text:anchor-type="paragraph" draw:z-index="3" draw:name="Фигура 7" draw:style-name="gr5" draw:text-style-name="P12" svg:width="4.91cm" svg:height="0.819cm" svg:x="5.794cm" svg:y="0.03cm"><text:p/><draw:enhanced-geometry svg:viewBox="0 0 21600 21600" draw:type="non-primitive" draw:enhanced-path="M 0 0 L 21600 0 21600 21600 0 21600 Z N"/></draw:custom-shape><text:span text:style-name="Основной_20_шрифт_20_абзаца"><text:span text:style-name="T1">Ввод </text:span></text:span><text:span text:style-name="Основной_20_шрифт_20_абзаца"><text:span text:style-name="T5">x</text:span></text:span></text:p>
      <text:p text:style-name="Обычный"><draw:connector text:anchor-type="paragraph" draw:z-index="6" draw:name="Линия 7" draw:style-name="gr1" draw:text-style-name="P12" draw:type="line" svg:x1="8.209cm" svg:y1="0.284cm" svg:x2="8.087cm" svg:y2="1.18cm" svg:d="M8209 284l-122 896" svg:viewBox="0 0 123 898"><text:p/></draw:connector></text:p>
      <text:p text:style-name="P3"/>
      <text:p text:style-name="P10"><draw:custom-shape text:anchor-type="paragraph" draw:z-index="7" draw:name="Фигура 9" draw:style-name="gr5" draw:text-style-name="P12" svg:width="8.466cm" svg:height="1.532cm" svg:x="4.016cm" svg:y="0.03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Основной_20_шрифт_20_абзаца"><text:span text:style-name="T5">x</text:span></text:span><text:span text:style-name="Основной_20_шрифт_20_абзаца"><text:span text:style-name="T1"> = </text:span></text:span><text:span text:style-name="Основной_20_шрифт_20_абзаца"><text:span text:style-name="T5">int</text:span></text:span><text:span text:style-name="Основной_20_шрифт_20_абзаца"><text:span text:style-name="T1">(</text:span></text:span><text:span text:style-name="Основной_20_шрифт_20_абзаца"><text:span text:style-name="T5">input</text:span></text:span><text:span text:style-name="Основной_20_шрифт_20_абзаца"><text:span text:style-name="T1">(“Введите число:”))</text:span></text:span></text:p>
      <text:p text:style-name="P5"/>
      <text:p text:style-name="P10"><draw:connector text:anchor-type="paragraph" draw:z-index="11" draw:name="Линия 7" draw:style-name="gr1" draw:text-style-name="P12" draw:type="line" svg:x1="12.319cm" svg:y1="0.019cm" svg:x2="14.78cm" svg:y2="0.496cm" svg:d="M12319 19l2461 477" svg:viewBox="0 0 2462 478"><text:p/></draw:connector><draw:custom-shape text:anchor-type="paragraph" draw:z-index="10" draw:name="Фигура 9" draw:style-name="gr4" draw:text-style-name="P12" svg:width="3.994cm" svg:height="0.98cm" svg:x="13.437cm" svg:y="0.496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1"><draw:connector text:anchor-type="paragraph" draw:z-index="12" draw:name="Линия 7" draw:style-name="gr1" draw:text-style-name="P12" draw:type="line" svg:x1="9.223cm" svg:y1="1.261cm" svg:x2="13.457cm" svg:y2="0.496cm" svg:d="M9223 1261l4234-765" svg:viewBox="0 0 4235 767"><text:p/></draw:connector><text:span text:style-name="Основной_20_шрифт_20_абзаца"><text:span text:style-name="T5">a = x // 100</text:span></text:span></text:p>
      <text:p text:style-name="P7"/>
      <text:p text:style-name="P10"><draw:custom-shape text:anchor-type="paragraph" draw:z-index="8" draw:name="Фигура 9" draw:style-name="gr5" draw:text-style-name="P12" svg:width="5.502cm" svg:height="0.795cm" svg:x="5.498cm" svg:y="0.019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Основной_20_шрифт_20_абзаца"><text:span text:style-name="T5">b = ( x // 10 ) % 10</text:span></text:span></text:p>
      <text:p text:style-name="P10"><draw:connector text:anchor-type="paragraph" draw:z-index="13" draw:name="Линия 7" draw:style-name="gr1" draw:text-style-name="P12" draw:type="line" svg:x1="2.265cm" svg:y1="0.547cm" svg:x2="5.519cm" svg:y2="0.019cm" svg:d="M2265 547l3254-528" svg:viewBox="0 0 3256 529"><text:p/></draw:connector><draw:custom-shape text:anchor-type="paragraph" draw:z-index="9" draw:name="Фигура 9" draw:style-name="gr4" draw:text-style-name="P12" svg:width="4.021cm" svg:height="0.923cm" svg:x="-0.751cm" svg:y="0.547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draw:custom-shape text:anchor-type="paragraph" draw:z-index="14" draw:name="Блок-схема: решение 1" draw:style-name="gr3" draw:text-style-name="P12" svg:width="18.097cm" svg:height="2.647cm" svg:x="2.434cm" svg:y="0.517cm"><text:p/><draw:enhanced-geometry svg:viewBox="0 0 2 2" draw:text-areas="?f8 ?f8 ?f9 ?f9" draw:type="non-primitive" draw:enhanced-path="M ?f0 ?f2 L ?f2 ?f0 ?f1 ?f2 ?f2 ?f1 Z N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draw:connector text:anchor-type="paragraph" draw:z-index="15" draw:name="Линия 7" draw:style-name="gr1" draw:text-style-name="P12" draw:type="line" svg:x1="3.27cm" svg:y1="0.517cm" svg:x2="6.1cm" svg:y2="0.861cm" svg:d="M3270 517l2830 344" svg:viewBox="0 0 2831 346"><text:p/></draw:connector><text:span text:style-name="Основной_20_шрифт_20_абзаца"><text:span text:style-name="T5">c = x % 10</text:span></text:span></text:p>
      <text:p text:style-name="P7"/>
      <text:p text:style-name="P7">( a – b ) * ( b – c ) &gt;= 0 and a != c then</text:p>
      <text:p text:style-name="P10"><draw:connector text:anchor-type="paragraph" draw:z-index="19" draw:name="Линия 7" draw:style-name="gr1" draw:text-style-name="P12" draw:type="line" svg:x1="16.367cm" svg:y1="0.199cm" svg:x2="17.768cm" svg:y2="3.216cm" svg:d="M16367 199l1401 3017" svg:viewBox="0 0 1402 3018"><text:p/></draw:connector><text:span text:style-name="Основной_20_шрифт_20_абзаца"><text:span text:style-name="T1">:</text:span></text:span><text:span text:style-name="Основной_20_шрифт_20_абзаца"><text:span text:style-name="T5">print</text:span></text:span><text:span text:style-name="Основной_20_шрифт_20_абзаца"><text:span text:style-name="T1"> (‘Цифры данного числа образуют.’)</text:span></text:span></text:p>
      <text:p text:style-name="P10"><draw:connector text:anchor-type="paragraph" draw:z-index="17" draw:name="Линия 7" draw:style-name="gr1" draw:text-style-name="P12" draw:type="line" svg:x1="4.669cm" svg:y1="0.173cm" svg:x2="2.265cm" svg:y2="1.415cm" svg:d="M4669 173l-2404 1242" svg:viewBox="0 0 2406 1244"><text:p/></draw:connector></text:p>
      <text:p text:style-name="P10"><draw:custom-shape text:anchor-type="paragraph" draw:z-index="16" draw:name="Блок-схема: решение 1" draw:style-name="gr2" draw:text-style-name="P12" svg:width="12.965cm" svg:height="2.354cm" svg:x="-1.413cm" svg:y="0.427cm"><text:p/><draw:enhanced-geometry svg:viewBox="0 0 2 2" draw:text-areas="?f8 ?f8 ?f9 ?f9" draw:type="non-primitive" draw:enhanced-path="M ?f0 ?f2 L ?f2 ?f0 ?f1 ?f2 ?f2 ?f1 Z N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text:span text:style-name="Основной_20_шрифт_20_абзаца"><text:span text:style-name="T5"/></text:span></text:p>
      <text:p text:style-name="P5"/>
      <text:p text:style-name="Обычный"><text:span text:style-name="Основной_20_шрифт_20_абзаца"><text:span text:style-name="T5">Print</text:span></text:span><text:span text:style-name="Основной_20_шрифт_20_абзаца"><text:span text:style-name="T1">(‘Цифры данного числа не образуют.’)</text:span></text:span></text:p>
      <text:p text:style-name="Обычный"><draw:connector text:anchor-type="paragraph" draw:z-index="20" draw:name="Линия 7" draw:style-name="gr1" draw:text-style-name="P12" draw:type="line" svg:x1="10.149cm" svg:y1="1.905cm" svg:x2="17.796cm" svg:y2="0.295cm" svg:d="M10149 1905l7647-1610" svg:viewBox="0 0 7648 1612"><text:p/></draw:connector></text:p>
      <text:p text:style-name="Обычный"><draw:connector text:anchor-type="paragraph" draw:z-index="18" draw:name="Линия 7" draw:style-name="gr1" draw:text-style-name="P12" draw:type="line" svg:x1="5.308cm" svg:y1="0.416cm" svg:x2="7.636cm" svg:y2="1.42cm" svg:d="M5308 416l2328 1004" svg:viewBox="0 0 2330 1005"><text:p/></draw:connector></text:p>
      <text:p text:style-name="P5"/>
      <text:p text:style-name="P10"><draw:custom-shape text:anchor-type="paragraph" draw:z-index="1" draw:name="Фигура 10" draw:style-name="gr5" draw:text-style-name="P12" svg:width="3.941cm" svg:height="1.348cm" svg:x="6.279cm" svg:y="0.33cm"><text:p/><draw:enhanced-geometry svg:viewBox="0 0 21600 21600" draw:type="non-primitive" draw:enhanced-path="M 0 0 L 21600 0 21600 21600 0 21600 Z N"/></draw:custom-shape></text:p>
      <text:p text:style-name="P10"><draw:connector text:anchor-type="paragraph" draw:z-index="2" draw:name="Линия 10" draw:style-name="gr1" draw:text-style-name="P12" draw:type="line" svg:x1="14.062cm" svg:y1="0.395cm" svg:x2="10.201cm" svg:y2="0.519cm" svg:d="M14062 395l-3861 124" svg:viewBox="0 0 3863 125"><text:p/></draw:connector><draw:custom-shape text:anchor-type="paragraph" draw:z-index="0" draw:name="Фигура 9" draw:style-name="gr6" draw:text-style-name="P12" svg:width="3.343cm" svg:height="1.184cm" svg:x="14.039cm" svg:y="0.356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Основной_20_шрифт_20_абзаца"><text:span text:style-name="T1">Вывод <text:s text:c="103"/></text:span></text:span></text:p>
      <text:p text:style-name="P10"><text:span text:style-name="Основной_20_шрифт_20_абзаца"><text:span text:style-name="T1"><text:s text:c="112"/>Конец</text:span></text:span></text:p>
      <text:p text:style-name="P1"/>
      <text:p text:style-name="P1"/>
      <text:p text:style-name="P1"/>
      <text:p text:style-name="P1"/>
      <text:p text:style-name="P1"/>
      <text:p text:style-name="P1"><text:soft-page-break/>Студент группы ИС-27 Поповян А.Д.</text:p>
      <text:p text:style-name="P3">Текст программы:</text:p>
      <text:p text:style-name="P4">x = int(input("ВВедите число:"))<text:line-break/>print('Цифры данного числа образуют возрастающую или убывающую последовательность.'<text:line-break/> <text:s text:c="5"/>if (x//100-(x//10)%10)*<text:line-break/> <text:s text:c="8"/>((x//10)%10 -x%10) &gt;= 0<text:line-break/> <text:s text:c="8"/>and x//100 != x%10<text:line-break/> <text:s text:c="5"/>else 'Цифры данного числа не образуют возрастающую или убывающую последовательность.')</text:p>
      <text:p text:style-name="P3"/>
      <text:p text:style-name="Обычный"><text:span text:style-name="Основной_20_шрифт_20_абзаца"><text:span text:style-name="T1">Протокол работы программы:</text:span></text:span></text:p>
      <text:p text:style-name="P6">1)</text:p>
      <text:p text:style-name="Обычный"><text:span text:style-name="Основной_20_шрифт_20_абзаца"><text:span text:style-name="T6">C</text:span></text:span>:\<text:span text:style-name="Основной_20_шрифт_20_абзаца"><text:span text:style-name="T6">Users</text:span></text:span>\<text:span text:style-name="Основной_20_шрифт_20_абзаца"><text:span text:style-name="T6">Admin</text:span></text:span>\<text:span text:style-name="Основной_20_шрифт_20_абзаца"><text:span text:style-name="T6">AppData</text:span></text:span>\<text:span text:style-name="Основной_20_шрифт_20_абзаца"><text:span text:style-name="T6">Local</text:span></text:span>\<text:span text:style-name="Основной_20_шрифт_20_абзаца"><text:span text:style-name="T6">Programs</text:span></text:span>\<text:span text:style-name="Основной_20_шрифт_20_абзаца"><text:span text:style-name="T6">Python</text:span></text:span>\<text:span text:style-name="Основной_20_шрифт_20_абзаца"><text:span text:style-name="T6">Python</text:span></text:span>312\<text:span text:style-name="Основной_20_шрифт_20_абзаца"><text:span text:style-name="T6">python</text:span></text:span>.<text:span text:style-name="Основной_20_шрифт_20_абзаца"><text:span text:style-name="T6">exe</text:span></text:span> <text:span text:style-name="Основной_20_шрифт_20_абзаца"><text:span text:style-name="T4">C</text:span></text:span><text:span text:style-name="Основной_20_шрифт_20_абзаца"><text:span text:style-name="T2">:\</text:span></text:span><text:span text:style-name="Основной_20_шрифт_20_абзаца"><text:span text:style-name="T4">Users</text:span></text:span><text:span text:style-name="Основной_20_шрифт_20_абзаца"><text:span text:style-name="T2">\</text:span></text:span><text:span text:style-name="Основной_20_шрифт_20_абзаца"><text:span text:style-name="T4">Admin</text:span></text:span><text:span text:style-name="Основной_20_шрифт_20_абзаца"><text:span text:style-name="T2">\</text:span></text:span><text:span text:style-name="Основной_20_шрифт_20_абзаца"><text:span text:style-name="T4">PopovyanPr</text:span></text:span><text:span text:style-name="Основной_20_шрифт_20_абзаца"><text:span text:style-name="T2">\</text:span></text:span><text:span text:style-name="Основной_20_шрифт_20_абзаца"><text:span text:style-name="T4">Pz</text:span></text:span><text:span text:style-name="Основной_20_шрифт_20_абзаца"><text:span text:style-name="T2">_3\</text:span></text:span><text:span text:style-name="Основной_20_шрифт_20_абзаца"><text:span text:style-name="T4">Pz</text:span></text:span><text:span text:style-name="Основной_20_шрифт_20_абзаца"><text:span text:style-name="T2">_3_1.</text:span></text:span><text:span text:style-name="Основной_20_шрифт_20_абзаца"><text:span text:style-name="T4">py</text:span></text:span><text:span text:style-name="Основной_20_шрифт_20_абзаца"><text:span text:style-name="T2"> </text:span></text:span></text:p>
      <text:p text:style-name="P6">ВВедите число: 123</text:p>
      <text:p text:style-name="P6">Цифры данного числа образуют возрастающую или убывающую последовательность.</text:p>
      <text:p text:style-name="P6"/>
      <text:p text:style-name="P9">Process finished with exit code 0</text:p>
      <text:p text:style-name="P9">2)</text:p>
      <text:p text:style-name="P9">C:\Users\Admin\AppData\Local\Programs\Python\Python312\python.exe C:\Users\Admin\PopovyanPr\Pz_3\Pz_3_1.py </text:p>
      <text:p text:style-name="P6">ВВедите число:02054234</text:p>
      <text:p text:style-name="P6">Цифры данного числа не образуют возрастающую или убывающую последовательность.</text:p>
      <text:p text:style-name="P6"/>
      <text:p text:style-name="P9">Process finished with exit code 0</text:p>
      <text:p text:style-name="P8"/>
      <text:p text:style-name="Обычный"><text:span text:style-name="Основной_20_шрифт_20_абзаца"><text:span text:style-name="T1">Вывод: </text:span></text:span><text:span text:style-name="Основной_20_шрифт_20_абзаца"><text:span text:style-name="T2">в процессе выполнения практического занятия выработал навыки составления программ линейный структуры в IDE PyCharm Community. Были использованы языковые конструкции if, else. Выполнены разработка кода, отладка, тестирование, оптимизация </text:span></text:span></text:p>
      <text:p text:style-name="Обычный"><text:span text:style-name="Основной_20_шрифт_20_абзаца"><text:span text:style-name="T2">программного кода. Готовые программные коды выложены на GitHub.</text:span></text:span></text:p>
      <text:p text:style-name="P6"/>
      <text:p text:style-name="P6"><text:s text:c="12"/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Verdana" style:font-size-asian="12pt" style:language-asian="ru" style:country-asian="RU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Verdana" style:font-size-asian="12pt" style:language-asian="ru" style:country-asian="RU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Текст_20_концевой_20_сноски" style:display-name="Текст концевой сноски" style:family="paragraph" style:parent-style-name="Обычный">
      <style:paragraph-properties fo:margin-left="0.6cm" fo:margin-right="0cm" fo:margin-top="0cm" fo:margin-bottom="0.282cm" style:contextual-spacing="false" fo:orphans="2" fo:widows="2" fo:hyphenation-ladder-count="no-limit" fo:text-indent="-0.6cm" style:auto-text-indent="false" text:number-lines="false" text:line-number="0" style:vertical-align="auto">
        <style:tab-stops/>
      </style:paragraph-properties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Основной_20_шрифт_20_абзаца" style:display-name="Основной шрифт абзаца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Текст_20_концевой_20_сноски_20_Знак" style:display-name="Текст концевой сноски Знак" style:family="text" style:parent-style-name="Основной_20_шрифт_20_абзаца">
      <style:text-properties style:font-name="Calibri" fo:font-family="Calibri" style:font-family-generic="swiss" style:font-pitch="variable" fo:font-size="10pt" style:letter-kerning="true" style:font-name-asian="Calibri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00Z</meta:creation-date>
    <dc:date>2024-11-02T15:57:16.315462005</dc:date>
    <meta:editing-cycles>26</meta:editing-cycles>
    <meta:editing-duration>PT1H1M19S</meta:editing-duration>
    <meta:document-statistic meta:table-count="0" meta:image-count="0" meta:object-count="0" meta:page-count="2" meta:paragraph-count="36" meta:word-count="230" meta:character-count="2098" meta:non-whitespace-character-count="1640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Normal"/>
  </office:meta>
</office:document-meta>
</file>